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45cm" fo:text-indent="0cm" style:auto-text-indent="false"/>
      <style:text-properties style:font-name="arial" fo:font-size="10pt"/>
    </style:style>
    <style:style style:name="P2" style:family="paragraph" style:parent-style-name="Text_20_body">
      <style:paragraph-properties fo:margin-left="0cm" fo:margin-right="0cm" style:line-height-at-least="0.45cm" fo:text-indent="0cm" style:auto-text-indent="false"/>
      <style:text-properties fo:font-variant="normal" fo:text-transform="none" fo:color="#000000" style:font-name="Verdana" fo:font-size="9pt" fo:letter-spacing="normal" fo:font-style="normal" fo:font-weight="normal" fo:background-color="#ffffff"/>
    </style:style>
    <style:style style:name="T1" style:family="text">
      <style:text-properties fo:font-variant="normal" fo:text-transform="none" fo:color="#000000" style:font-name="Verdana" fo:font-size="9pt" fo:letter-spacing="normal" fo:font-style="normal" fo:font-weight="normal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 </text:p>
      <text:p text:style-name="P1"><text:span text:style-name="T1">"Good Morning Sir/Mam.</text:span><text:line-break/><text:line-break/><text:span text:style-name="T1">First of all thank you for giving me this opportunity to introduce myself.</text:span><text:line-break/><text:line-break/><text:span text:style-name="T1">My name is .................. I belongs to ...................................</text:span><text:line-break/><text:line-break/><text:span text:style-name="T1">I did my Schooling in Government high school in my home town. And I have complete my Graduation in ..........................college/university.</text:span><text:line-break/><text:line-break/><text:span text:style-name="T1">In Graduation time, I have done a project on .......................................</text:span><text:line-break/><text:line-break/><text:span text:style-name="T1">About my family, we are Three member includes me, My father, My mother and my elder brother.</text:span><text:line-break/><text:line-break/><text:span text:style-name="T1">Coming to my hobbies I like to listen music, Playing Cricket and In free time I read Religious books.</text:span><text:line-break/><text:line-break/><text:span text:style-name="T1">My strength is confidence, honesty, self-motivated and hard working. My weakness is my poor communication skills and Easily trust people.</text:span><text:line-break/><text:line-break/><text:span text:style-name="T1">My short term goal is placed in a reputed organization like yours and my Long term Goal is to get a respectable position in that organization.</text:span><text:line-break/><text:line-break/><text:span text:style-name="T1">As a fresher I have no work Experience but I will proved myself when opportunity is come." </text:span></text:p>
      <text:p text:style-name="Text_20_body"> </text:p>
      <text:p text:style-name="P2">That's all about me!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07:28:54</meta:creation-date>
    <dc:date>2016-03-29T07:29:03</dc:date>
    <meta:editing-duration>P0D</meta:editing-duration>
    <meta:editing-cycles>1</meta:editing-cycles>
    <meta:document-statistic meta:table-count="0" meta:image-count="0" meta:object-count="0" meta:page-count="1" meta:paragraph-count="4" meta:word-count="157" meta:character-count="1006" meta:non-whitespace-character-count="838"/>
    <meta:generator>LibreOffice/3.5$Linux_X86_64 LibreOffice_project/350m1$Build-2</meta:generator>
  </office:meta>
</office:document-meta>
</file>